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style:font-name="Noto Sans CJK KR1"/>
    </style:style>
    <style:style style:name="T2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2" style:font-name-asian="맑은 고딕2" style:font-name-complex="맑은 고딕2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했는지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is-login</text:p>
          </table:table-cell>
          <table:table-cell/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1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comment_id, </text:span><text:span text:style-name="T3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5" table:number-rows-repeated="104854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00/00/00</text:date>, <text:time style:data-style-name="N2" text:time-value="01:01:38.8657867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7T01:33:19.800466600</dc:date>
    <meta:editing-cycles>76</meta:editing-cycles>
    <meta:editing-duration>PT14H43M30S</meta:editing-duration>
    <meta:document-statistic meta:table-count="1" meta:cell-count="144" meta:object-count="0"/>
  </office:meta>
</office:document-meta>
</file>